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22222" style:font-name="Verdana" fo:font-size="9.75pt" fo:letter-spacing="normal" fo:font-style="normal"/>
    </style:style>
    <style:style style:name="T2" style:family="text">
      <style:text-properties fo:font-variant="normal" fo:text-transform="none" fo:color="#222222" style:font-name="Verdana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22222" style:font-name="Verdana" fo:font-size="9.75pt" fo:letter-spacing="normal" fo:font-style="normal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T4">Test Cases for Simple Service Location Protocol</text:span><text:tab/></text:p>
      <text:p text:style-name="P1"/>
      <text:p text:style-name="P3">Format:</text:p>
      <text:p text:style-name="P1"/>
      <text:p text:style-name="P1"><text:span text:style-name="Strong_20_Emphasis"><text:span text:style-name="T1">Test case id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Unit to test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Assumptions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Motes Required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xpected result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Pass/Fail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Comments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/></text:span></text:p>
      <text:p text:style-name="P1"/>
      <text:p text:style-name="P1"><text:span text:style-name="Strong_20_Emphasis"><text:span text:style-name="T1">Test case id:<text:tab/><text:tab/><text:tab/><text:tab/></text:span></text:span><text:span text:style-name="Strong_20_Emphasis"><text:span text:style-name="T3">1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Unit to test:<text:tab/><text:tab/><text:tab/><text:tab/></text:span></text:span><text:span text:style-name="Strong_20_Emphasis"><text:span text:style-name="T3">Retransmission of SLP Message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Assumptions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Motes Required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xpected result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Pass/Fail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Comments:</text:span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mbo </meta:initial-creator>
    <meta:creation-date>2013-09-18T11:40:25</meta:creation-date>
    <dc:date>2013-09-18T11:42:12</dc:date>
    <dc:creator>Jumbo </dc:creator>
    <meta:editing-duration>PT1M21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16" meta:word-count="39" meta:character-count="270" meta:non-whitespace-character-count="240"/>
  </office:meta>
</office:document-meta>
</file>